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B700000147349B187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6633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614cm" svg:height="8.651cm" svg:x="0.186cm" svg:y="2cm">
          <draw:image xlink:href="Pictures/10000201000001B700000147349B187C.png" xlink:type="simple" xlink:show="embed" xlink:actuate="onLoad">
            <text:p/>
          </draw:image>
        </draw:frame>
        <draw:custom-shape draw:style-name="gr2" draw:text-style-name="P1" draw:layer="layout" svg:width="12cm" svg:height="2.3cm" svg:x="0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2.1cm" svg:x="5.7cm" svg:y="6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6-25T19:01:28</meta:creation-date>
    <dc:date>2016-08-01T16:56:12</dc:date>
    <dc:creator>tokai </dc:creator>
    <meta:editing-duration>P0D</meta:editing-duration>
    <meta:editing-cycles>3</meta:editing-cycles>
    <meta:generator>LibreOffice/3.5$Linux_x86 LibreOffice_project/350m1$Build-2</meta:generator>
    <meta:document-statistic meta:object-count="3"/>
  </office:meta>
</office:document-meta>
</file>